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91299"/>
    </style:style>
    <style:style style:name="T1" style:family="text">
      <style:text-properties style:font-name="Constantia" fo:font-size="12pt" style:font-size-asian="12pt"/>
    </style:style>
    <style:style style:name="T2" style:family="text">
      <style:text-properties style:font-name="Constantia" fo:font-size="12pt" officeooo:rsid="00191299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BLAS: </text:span></text:p>
      <text:p text:style-name="P1"><text:span text:style-name="T1"><text:s/></text:span></text:p>
      <text:p text:style-name="P1"><text:span text:style-name="T1">Supervisores (ID_SUPERVISORES) <text:s/></text:span></text:p>
      <text:p text:style-name="P1"><text:span text:style-name="T1"><text:s/></text:span></text:p>
      <text:p text:style-name="P2"><text:span text:style-name="T1">Empleados (</text:span><text:span text:style-name="T2">ID_EMPLEADO, dni</text:span><text:span text:style-name="T1">, c.u.i.t, id_supervisores*, nombre, apellido, fecha_de_nacimiento, dirección, fecha_de_ingreso, hijos, estado_civil) <text:s/></text:span></text:p>
      <text:p text:style-name="P1"><text:span text:style-name="T1"><text:s/></text:span></text:p>
      <text:p text:style-name="P1"><text:span text:style-name="T1">Tiendas (</text:span><text:span text:style-name="T2">ID_TIENDA, razón_social</text:span><text:span text:style-name="T1">, teléfono, instagram, facebook, calle-nro-piso-depto) <text:s/></text:span></text:p>
      <text:p text:style-name="P1"><text:span text:style-name="T1"><text:s/></text:span></text:p>
      <text:p text:style-name="P1"><text:span text:style-name="T1">Sectores (</text:span><text:span text:style-name="T2">ID_SECTOR, código</text:span><text:span text:style-name="T1">, nombre, descripción, </text:span><text:span text:style-name="T2">id_tienda</text:span><text:span text:style-name="T1">) <text:s/></text:span></text:p>
      <text:p text:style-name="P1"><text:span text:style-name="T1"><text:s/></text:span></text:p>
      <text:p text:style-name="P1"><text:span text:style-name="T1">Asignado (ID_ASIGNADO, </text:span><text:span text:style-name="T2">id_empleado*</text:span><text:span text:style-name="T1">, </text:span><text:span text:style-name="T2">id_sector*</text:span><text:span text:style-name="T1">, fecha_ingreso, fecha_egreso) <text:s/></text:span></text:p>
      <text:p text:style-name="P1"><text:span text:style-name="T1"><text:s/></text:span></text:p>
      <text:p text:style-name="P1"><text:span text:style-name="T1">Productos (</text:span><text:span text:style-name="T2">ID_PRODUCTO, código</text:span><text:span text:style-name="T1">, descripción, precio_de_venta, stock, </text:span><text:span text:style-name="T2">id_tipo_producto*, id_marca*, id_modelo*, id_color*, id_talle*, id_tienda*</text:span><text:span text:style-name="T1">) <text:s/></text:span></text:p>
      <text:p text:style-name="P1"><text:span text:style-name="T1"><text:s/></text:span></text:p>
      <text:p text:style-name="P1"><text:span text:style-name="T1">Ventas (</text:span><text:span text:style-name="T2">ID_VENTA, fecha</text:span><text:span text:style-name="T1">, </text:span><text:span text:style-name="T2">nro_ticket_fiscal</text:span><text:span text:style-name="T1">, </text:span><text:span text:style-name="T2">id_empleado*</text:span><text:span text:style-name="T1">, total) <text:s/></text:span></text:p>
      <text:p text:style-name="P1"><text:span text:style-name="T1"><text:s/></text:span></text:p>
      <text:p text:style-name="P1"><text:span text:style-name="T1">Involucrados (ID_INVOLUCRADOS, </text:span><text:span text:style-name="T2">id_producto*</text:span><text:span text:style-name="T1">, precio_actual) <text:s/></text:span></text:p>
      <text:p text:style-name="P1"><text:span text:style-name="T1"><text:s/></text:span></text:p>
      <text:p text:style-name="P1"><text:span text:style-name="T1">Tipo_de_producto (</text:span><text:span text:style-name="T2">ID_TIPO_PRODUCTO, descripción</text:span><text:span text:style-name="T1">) <text:s/></text:span></text:p>
      <text:p text:style-name="P1"><text:span text:style-name="T1"><text:s/></text:span></text:p>
      <text:p text:style-name="P1"><text:span text:style-name="T1">Marca (</text:span><text:span text:style-name="T2">ID_MARCA, nombre</text:span><text:span text:style-name="T1">) <text:s/></text:span></text:p>
      <text:p text:style-name="P1"><text:span text:style-name="T1"><text:s/></text:span></text:p>
      <text:p text:style-name="P1"><text:span text:style-name="T1">Modelo (</text:span><text:span text:style-name="T2">ID_MODELO, nombre</text:span><text:span text:style-name="T1">) <text:s/></text:span></text:p>
      <text:p text:style-name="P1"><text:span text:style-name="T1"><text:s/></text:span></text:p>
      <text:p text:style-name="P1"><text:span text:style-name="T1">Color (</text:span><text:span text:style-name="T2">ID_COLOR, nombre</text:span><text:span text:style-name="T1">) <text:s/></text:span></text:p>
      <text:p text:style-name="P1"><text:span text:style-name="T1"><text:s/></text:span></text:p>
      <text:p text:style-name="P1"><text:span text:style-name="T1">Talle (</text:span><text:span text:style-name="T2">ID_TALLE, codigo</text:span><text:span text:style-name="T1">) <text:s/></text:span></text:p>
      <text:p text:style-name="P1"><text:span text:style-name="T1"><text:s/></text:span></text:p>
      <text:p text:style-name="Standard"><text:span text:style-name="T1">Teléfonos (</text:span><text:span text:style-name="T2">ID_TELEFONOS, telefonos</text:span><text:span text:style-name="T1">, </text:span><text:span text:style-name="T2">id_empleado*</text:span><text:span text:style-name="T1">) 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05:45:43.576000000</meta:creation-date>
    <dc:date>2021-09-26T05:56:16.565000000</dc:date>
    <meta:editing-duration>PT10M33S</meta:editing-duration>
    <meta:editing-cycles>2</meta:editing-cycles>
    <meta:generator>LibreOffice/7.0.6.2$Windows_X86_64 LibreOffice_project/144abb84a525d8e30c9dbbefa69cbbf2d8d4ae3b</meta:generator>
    <meta:document-statistic meta:table-count="0" meta:image-count="0" meta:object-count="0" meta:page-count="1" meta:paragraph-count="29" meta:word-count="75" meta:character-count="909" meta:non-whitespace-character-count="806"/>
  </office:meta>
</office:document-meta>
</file>